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r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r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d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e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d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jgru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com_s8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3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5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5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5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6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8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om_traffic_sign_dir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2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10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30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motorway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00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d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p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7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1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8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4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4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8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9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d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e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d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e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8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9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1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4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8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9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9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uta_europe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10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2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4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10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2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4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8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d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_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2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4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6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7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8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9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d_n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i_n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7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4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c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4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5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a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4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f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4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8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9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e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km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km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6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7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8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9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0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_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0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2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50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2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3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9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1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2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3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1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4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8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9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0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1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2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3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4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5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6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7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8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90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p18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affic_sign_dir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}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", ""], "searchable": true, "tags": {"traffic_sign:for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}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01:04:36.237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1:01:02.859000000</meta:creation-date>
    <dc:date>2019-03-10T01:15:49.523000000</dc:date>
    <meta:editing-duration>PT3M8S</meta:editing-duration>
    <meta:editing-cycles>2</meta:editing-cycles>
    <meta:generator>LibreOffice/6.1.4.2$Windows_x86 LibreOffice_project/9d0f32d1f0b509096fd65e0d4bec26ddd1938fd3</meta:generator>
    <meta:document-statistic meta:table-count="1" meta:cell-count="7447" meta:object-count="0"/>
  </office:meta>
</office:document-meta>
</file>